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language="pt" fo:country="PT" officeooo:paragraph-rsid="0017674d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14pt" fo:language="pt" fo:country="PT" officeooo:rsid="0017674d" officeooo:paragraph-rsid="0017674d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pt" fo:country="PT" officeooo:rsid="0017d03a" officeooo:paragraph-rsid="0017d03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54pt" fo:language="pt" fo:country="PT" officeooo:paragraph-rsid="0017674d" style:font-size-asian="54pt" style:font-size-complex="54pt"/>
    </style:style>
    <style:style style:name="T1" style:family="text">
      <style:text-properties officeooo:rsid="00176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HASKELL</text:span></text:p>
      <text:p text:style-name="P1">o ofício da programação funcional</text:p>
      <text:p text:style-name="P1"/>
      <text:p text:style-name="P1"/>
      <text:p text:style-name="P2">Simon Thompson</text:p>
      <text:p text:style-name="P2"/>
      <text:p text:style-name="P3">3ª edição -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9:20:58.911195930</meta:creation-date>
    <dc:date>2019-07-17T19:25:03.217341499</dc:date>
    <meta:editing-duration>PT4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2" meta:character-count="70" meta:non-whitespace-character-count="62"/>
  </office:meta>
</office:document-meta>
</file>